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cm" fo:min-width="20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cm" fo:min-width="20.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8.25cm" fo:min-width="20.5cm"/>
    </style:style>
    <style:style style:name="gr5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5cm" fo:min-width="1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draw:layer="layout" svg:width="21cm" svg:height="2.75cm" svg:x="0cm" svg:y="27cm">
          <text:p text:style-name="P1">Hadjárat | Pályák | Résztvevők | Eredményei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cm" svg:height="1.25cm" svg:x="0cm" svg:y="24cm">
          <text:p text:style-name="P1">&gt; Sorrend (X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cm" svg:height="1.25cm" svg:x="0cm" svg:y="25.25cm">
          <text:p text:style-name="P1">&gt; Sorrend (Trophy)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4.104cm" svg:height="1.673cm" svg:x="0.75cm" svg:y="1cm">
          <draw:text-box>
            <text:p>Aktuális Hadjárat</text:p>
            <text:p>2022. március 1. 8:00 – 2022. március 31. 23:59</text:p>
          </draw:text-box>
        </draw:frame>
        <draw:custom-shape draw:style-name="gr4" draw:text-style-name="P1" draw:layer="layout" svg:width="21cm" svg:height="18.5cm" svg:x="0cm" svg:y="3.7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342cm" svg:height="0.962cm" svg:x="0.408cm" svg:y="3.5cm">
          <draw:text-box>
            <text:p>Assignment 1</text:p>
          </draw:text-box>
        </draw:frame>
        <draw:frame draw:style-name="gr5" draw:text-style-name="P2" draw:layer="layout" svg:width="3.75cm" svg:height="3.088cm" svg:x="16.75cm" svg:y="3.75cm">
          <draw:text-box>
            <text:p><text:span text:style-name="T1">5*</text:span></text:p>
          </draw:text-box>
        </draw:frame>
        <draw:frame draw:style-name="gr6" draw:text-style-name="P2" draw:layer="layout" svg:width="18.5cm" svg:height="14.471cm" svg:x="1.5cm" svg:y="7.5cm">
          <draw:text-box>
            <text:p>Minimum követelmény (2):</text:p>
            <text:p>- Feladat 1 500 XP</text:p>
            <text:p><text:tab/>részletesebb leírás</text:p>
            <text:p>- Feladat 2 3 pálya</text:p>
            <text:p><text:tab/>részletezett leírás</text:p>
            <text:p>V Feladat 3</text:p>
            <text:p>V Feladat 4</text:p>
            <text:p/>
            <text:p>Hármashoz (3):</text:p>
            <text:p>- Feldaat 1 300 XP</text:p>
            <text:p/>
            <text:p>Négyeshez (4):</text:p>
            <text:p>V Feladat 2</text:p>
            <text:p>V Feladat 3</text:p>
            <text:p/>
            <text:p>150 XP-hez:</text:p>
            <text:p>- Feladat 4</text:p>
            <text:p/>
            <text:p>200 XP-hez:</text:p>
            <text:p>- Feladat 5</text:p>
          </draw:text-box>
        </draw:frame>
        <draw:frame draw:style-name="gr7" draw:text-style-name="P2" draw:layer="layout" svg:width="2.75cm" svg:height="0.962cm" svg:x="16.75cm" svg:y="6.5cm">
          <draw:text-box>
            <text:p>várható</text:p>
          </draw:text-box>
        </draw:frame>
        <draw:frame draw:style-name="gr8" draw:text-style-name="P3" draw:layer="layout" svg:width="4.5cm" svg:height="2cm" svg:x="12.25cm" svg:y="4.5cm">
          <draw:text-box>
            <text:p><text:span text:style-name="T2">150 XP</text:span></text:p>
          </draw:text-box>
        </draw:frame>
        <draw:frame draw:style-name="gr7" draw:text-style-name="P2" draw:layer="layout" svg:width="2.75cm" svg:height="0.962cm" svg:x="13cm" svg:y="6.5cm">
          <draw:text-box>
            <text:p>várható</text:p>
          </draw:text-box>
        </draw:frame>
        <draw:custom-shape draw:style-name="gr9" draw:text-style-name="P1" draw:layer="layout" svg:width="1.75cm" svg:height="1.75cm" svg:x="18.25cm" svg:y="0.75cm">
          <text:p text:style-name="P1">...<text:line-break/>régi hadjáratok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Alapértelmezet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deg" draw:border="0%"/>
    <draw:gradient draw:name="Kitöltött" draw:style="linear" draw:start-color="#ffffff" draw:end-color="#cccccc" draw:start-intensity="100%" draw:end-intensity="100%" draw:angle="30deg" draw:border="0%"/>
    <draw:gradient draw:name="Kitöltött_20_kék" draw:display-name="Kitöltött kék" draw:style="linear" draw:start-color="#729fcf" draw:end-color="#355269" draw:start-intensity="100%" draw:end-intensity="100%" draw:angle="30deg" draw:border="0%"/>
    <draw:gradient draw:name="Kitöltött_20_sárga" draw:display-name="Kitöltött sárga" draw:style="linear" draw:start-color="#ffde59" draw:end-color="#b47804" draw:start-intensity="100%" draw:end-intensity="100%" draw:angle="30deg" draw:border="0%"/>
    <draw:gradient draw:name="Kitöltött_20_vörös" draw:display-name="Kitöltött vörös" draw:style="linear" draw:start-color="#ff6d6d" draw:end-color="#c9211e" draw:start-intensity="100%" draw:end-intensity="100%" draw:angle="30deg" draw:border="0%"/>
    <draw:gradient draw:name="Kitöltött_20_zöld" draw:display-name="Kitöltött zöld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Valaczka János Pál</meta:initial-creator>
    <meta:creation-date>2022-06-06T08:56:18.777985542</meta:creation-date>
    <dc:date>2022-06-06T17:17:15.654071682</dc:date>
    <dc:creator>Valaczka János Pál</dc:creator>
    <meta:editing-duration>PT7H50M26S</meta:editing-duration>
    <meta:editing-cycles>1</meta:editing-cycles>
    <meta:document-statistic meta:object-count="12"/>
    <meta:generator>LibreOffice/7.0.4.2$Linux_X86_64 LibreOffice_project/00$Build-2</meta:generator>
  </office:meta>
</office:document-meta>
</file>